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fo:font-size="18pt" fo:font-weight="bold" officeooo:rsid="00264b11" officeooo:paragraph-rsid="00264b11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URW Chancery L" fo:font-weight="bold" officeooo:rsid="00287bd1" officeooo:paragraph-rsid="00287bd1" style:font-weight-asian="bold" style:font-weight-complex="bold"/>
    </style:style>
    <style:style style:name="P4" style:family="paragraph" style:parent-style-name="Standard">
      <style:text-properties style:font-name="URW Chancery L" officeooo:rsid="001ccc85" officeooo:paragraph-rsid="00264b11"/>
    </style:style>
    <style:style style:name="P5" style:family="paragraph" style:parent-style-name="Standard">
      <style:text-properties fo:font-weight="bold" officeooo:rsid="002c68f9" officeooo:paragraph-rsid="002c68f9" style:font-weight-asian="bold" style:font-weight-complex="bold"/>
    </style:style>
    <style:style style:name="P6" style:family="paragraph" style:parent-style-name="Standard">
      <style:text-properties officeooo:rsid="00264b11" officeooo:paragraph-rsid="00264b11"/>
    </style:style>
    <style:style style:name="P7" style:family="paragraph" style:parent-style-name="Standard">
      <style:text-properties officeooo:paragraph-rsid="00264b11"/>
    </style:style>
    <style:style style:name="P8" style:family="paragraph" style:parent-style-name="Standard">
      <style:text-properties officeooo:rsid="0026c792" officeooo:paragraph-rsid="0026c792"/>
    </style:style>
    <style:style style:name="P9" style:family="paragraph" style:parent-style-name="Standard">
      <style:text-properties officeooo:rsid="002c68f9" officeooo:paragraph-rsid="002c68f9"/>
    </style:style>
    <style:style style:name="P10" style:family="paragraph" style:parent-style-name="Standard">
      <style:text-properties officeooo:rsid="002dae36" officeooo:paragraph-rsid="002dae36"/>
    </style:style>
    <style:style style:name="P11" style:family="paragraph" style:parent-style-name="Standard">
      <style:text-properties officeooo:rsid="00368567" officeooo:paragraph-rsid="00368567"/>
    </style:style>
    <style:style style:name="T1" style:family="text">
      <style:text-properties officeooo:rsid="00243ab3"/>
    </style:style>
    <style:style style:name="T2" style:family="text">
      <style:text-properties style:font-name="URW Chancery L"/>
    </style:style>
    <style:style style:name="T3" style:family="text">
      <style:text-properties style:font-name="URW Chancery L" officeooo:rsid="001f31ab"/>
    </style:style>
    <style:style style:name="T4" style:family="text">
      <style:text-properties style:font-name="URW Chancery L" officeooo:rsid="00264b11"/>
    </style:style>
    <style:style style:name="T5" style:family="text">
      <style:text-properties style:font-name="URW Chancery L" fo:font-weight="bold" officeooo:rsid="00264b11" style:font-weight-asian="bold" style:font-weight-complex="bold"/>
    </style:style>
    <style:style style:name="T6" style:family="text">
      <style:text-properties style:font-name="URW Chancery L" officeooo:rsid="00287bd1"/>
    </style:style>
    <style:style style:name="T7" style:family="text">
      <style:text-properties style:font-name="URW Chancery L" officeooo:rsid="002dae36"/>
    </style:style>
    <style:style style:name="T8" style:family="text">
      <style:text-properties style:font-name="URW Chancery L" officeooo:rsid="002f6ecf"/>
    </style:style>
    <style:style style:name="T9" style:family="text">
      <style:text-properties style:font-name="URW Chancery L" officeooo:rsid="00368567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BQ Spare Ribs</text:p>
      <text:p text:style-name="P1"/>
      <text:p text:style-name="P7"><text:span text:style-name="T5">Rub</text:span><text:span text:style-name="T3"> </text:span></text:p>
      <text:p text:style-name="P7"><text:span text:style-name="T4">3 T</text:span><text:span text:style-name="T3">.<text:tab/></text:span><text:span text:style-name="T4">Brown sugar.</text:span></text:p>
      <text:p text:style-name="P6"><text:span text:style-name="T2">1 T.<text:tab/>Paprika.</text:span></text:p>
      <text:p text:style-name="P6"><text:span text:style-name="T2">½ T<text:tab/>Garlic powder.</text:span></text:p>
      <text:p text:style-name="P6"><text:span text:style-name="T2">1 t.<text:tab/>Onion powder.</text:span></text:p>
      <text:p text:style-name="P6"><text:span text:style-name="T2">1 t.<text:tab/>Black pepper.</text:span></text:p>
      <text:p text:style-name="P6"><text:span text:style-name="T2">½ t.<text:tab/>Marjoram.</text:span></text:p>
      <text:p text:style-name="P6"><text:span text:style-name="T6">1/8</text:span><text:span text:style-name="T2"> t.<text:tab/>Cayenne</text:span></text:p>
      <text:p text:style-name="P6"><text:span text:style-name="T2"/></text:p>
      <text:p text:style-name="P3">Dry Brine</text:p>
      <text:p text:style-name="P8"><text:span text:style-name="T2"><text:s/></text:span><text:span text:style-name="T6">½ t.<text:tab/>Salt per 1 lb. of meat (Discount bone...and ribs are 50% bone).</text:span></text:p>
      <text:p text:style-name="P8"><text:span text:style-name="T6"/></text:p>
      <text:p text:style-name="P5"><text:span text:style-name="T6">T</text:span><text:span text:style-name="T2">imeline</text:span></text:p>
      <text:p text:style-name="P9"><text:span text:style-name="T6">8 </text:span><text:span text:style-name="T2">am<text:tab/>Trim ribs.</text:span></text:p>
      <text:p text:style-name="P9"><text:span text:style-name="T2"><text:tab/></text:span><text:span text:style-name="T7">Salt ribs.</text:span></text:p>
      <text:p text:style-name="P9"><text:span text:style-name="T7"><text:tab/>Apply rub liberally.</text:span></text:p>
      <text:p text:style-name="P6"><text:span text:style-name="T2"/></text:p>
      <text:p text:style-name="P10"><text:span text:style-name="T4">1</text:span><text:span text:style-name="T2">2 </text:span><text:span text:style-name="T8">pm</text:span><text:span text:style-name="T2"><text:tab/>Start fire.</text:span></text:p>
      <text:p text:style-name="P10"><text:span text:style-name="T2"><text:tab/>Heat smoker to 250 degrees. </text:span></text:p>
      <text:p text:style-name="P10"><text:span text:style-name="T9"><text:tab/>Put on ribs.</text:span></text:p>
      <text:p text:style-name="P10"><text:span text:style-name="T9"/></text:p>
      <text:p text:style-name="P11"><text:span text:style-name="T2">Once ribs are on:</text:span></text:p>
      <text:p text:style-name="P11"><text:span text:style-name="T2"><text:tab/>Leave the ribs undisturbed for 1 hour.</text:span></text:p>
      <text:p text:style-name="P11"><text:span text:style-name="T2"><text:tab/>Mist with apple juice every 30 minutes for 2 more hours.</text:span></text:p>
      <text:p text:style-name="P11"><text:span text:style-name="T2"><text:tab/>Wrap with foil and </text:span></text:p>
      <text:p text:style-name="P11"><text:span text:style-name="T2"/></text:p>
      <text:p text:style-name="P7"><text:span text:style-name="T4"/></text:p>
      <text:p text:style-name="P4"><text:span text:style-name="T1"><text:s text:c="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2-12-17T17:52:11.951726735</dc:date>
    <meta:editing-duration>PT5H1M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93" meta:character-count="460" meta:non-whitespace-character-count="373"/>
  </office:meta>
</office:document-meta>
</file>